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0.5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15cm" fo:padding-left="0.199cm" fo:padding-right="0.199cm" fo:padding-top="0.15cm" style:vertical-align="middle"/>
      <style:text-properties fo:color="#708090" fo:font-size="10.5pt" style:font-name-asian="メイリオ" style:font-size-asian="10.5pt" style:font-size-complex="10.5pt"/>
    </style:style>
    <style:style style:name="ce2" style:family="table-cell" style:parent-style-name="Default">
      <style:table-cell-properties fo:padding-bottom="0.15cm" fo:padding-left="0.199cm" fo:padding-right="0.199cm" fo:padding-top="0.15cm" style:vertical-align="middle"/>
      <style:text-properties fo:color="#708090" fo:font-size="10.5pt" style:font-name-asian="メイリオ" style:font-size-asian="10.5pt" style:font-size-complex="10.5pt"/>
      <style:map style:condition="cell-content()=[.B2]" style:apply-style-name="無題1" style:base-cell-address="Sheet1.B3"/>
    </style:style>
    <style:style style:name="ce6" style:family="table-cell" style:parent-style-name="Default">
      <style:table-cell-properties fo:padding-bottom="0.15cm" fo:padding-left="0.199cm" fo:padding-right="0.199cm" fo:padding-top="0.15cm" style:vertical-align="top"/>
      <style:text-properties fo:color="#708090" fo:font-size="10.5pt" style:font-name-asian="メイリオ" style:font-size-asian="10.5pt" style:font-size-complex="10.5pt"/>
    </style:style>
    <style:style style:name="ce7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708090" fo:font-size="10.5pt" style:font-name-asian="メイリオ" style:font-size-asian="10.5pt" style:font-size-complex="10.5pt"/>
    </style:style>
    <style:style style:name="ce8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708090" fo:font-size="10.5pt" style:font-name-asian="メイリオ" style:font-size-asian="10.5pt" style:font-size-complex="10.5pt"/>
    </style:style>
    <style:style style:name="ce9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708090" fo:font-size="7pt" fo:font-weight="normal" style:font-name-asian="メイリオ" style:font-size-asian="7pt" style:font-weight-asian="normal" style:font-size-complex="7pt" style:font-weight-complex="normal"/>
    </style:style>
    <style:style style:name="ce12" style:family="table-cell" style:parent-style-name="Default">
      <style:table-cell-properties fo:padding-bottom="0.15cm" fo:padding-left="0.199cm" fo:padding-right="0.199cm" fo:padding-top="0.15cm" style:vertical-align="middle"/>
      <style:text-properties fo:color="#708090" style:font-name="Source Code Pro" fo:font-size="11pt" style:font-name-asian="メイリオ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6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機能ID</text:p>
          </table:table-cell>
          <table:table-cell office:value-type="string" calcext:value-type="string" table:number-columns-spanned="2" table:number-rows-spanned="1">
            <text:p>大分類</text:p>
          </table:table-cell>
          <table:covered-table-cell/>
          <table:table-cell office:value-type="string" calcext:value-type="string" table:number-columns-spanned="2" table:number-rows-spanned="1">
            <text:p>中分類</text:p>
          </table:table-cell>
          <table:covered-table-cell/>
          <table:table-cell office:value-type="string" calcext:value-type="string" table:number-columns-spanned="3" table:number-rows-spanned="1">
            <text:p>小分類</text:p>
          </table:table-cell>
          <table:covered-table-cell table:style-name="ce7"/>
          <table:covered-table-cell table:style-name="ce8"/>
          <table:table-cell table:style-name="ce9" office:value-type="string" calcext:value-type="string">
            <text:p>HTTPメソッド</text:p>
          </table:table-cell>
          <table:table-cell office:value-type="string" calcext:value-type="string" table:number-columns-spanned="6" table:number-rows-spanned="1">
            <text:p>URLパターン</text:p>
          </table:table-cell>
          <table:covered-table-cell table:number-columns-repeated="5"/>
          <table:table-cell office:value-type="string" calcext:value-type="string" table:number-columns-spanned="4" table:number-rows-spanned="1">
            <text:p>遷移元</text:p>
          </table:table-cell>
          <table:covered-table-cell table:number-columns-repeated="3"/>
          <table:table-cell office:value-type="string" calcext:value-type="string" table:number-columns-spanned="4" table:number-rows-spanned="1">
            <text:p>遷移先</text:p>
          </table:table-cell>
          <table:covered-table-cell table:number-columns-repeated="3"/>
          <table:table-cell office:value-type="string" calcext:value-type="string" table:number-columns-spanned="4" table:number-rows-spanned="1">
            <text:p>リクエストパラメータ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3] &amp; [.D3] &amp; [.F3]" office:value-type="string" office:string-value="Feat-101" calcext:value-type="string">
            <text:p>Feat-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認証機能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なし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ログイン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</text:p>
          </table:table-cell>
          <table:covered-table-cell table:number-columns-repeated="5"/>
          <table:table-cell office:value-type="string" calcext:value-type="string" table:number-columns-spanned="4" table:number-rows-spanned="1">
            <text:p>なし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auth/login.js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なし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4] &amp; [.D4] &amp; [.F4]" office:value-type="string" office:string-value="Feat-102" calcext:value-type="string">
            <text:p>Feat-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認証機能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なし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ログイン処理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login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auth/login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top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email, password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5] &amp; [.D5] &amp; [.F5]" office:value-type="string" office:string-value="Feat-103" calcext:value-type="string">
            <text:p>Feat-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認証機能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なし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w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logout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common/header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auth/login.js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なし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6] &amp; [.D6] &amp; [.F6]" office:value-type="string" office:string-value="Feat-211" calcext:value-type="string">
            <text:p>Feat-2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利用者登録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利用者登録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user?action=signup&amp;mode=entry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top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entry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ignup, mode=entry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7] &amp; [.D7] &amp; [.F7]" office:value-type="string" office:string-value="Feat-212" calcext:value-type="string">
            <text:p>Feat-2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利用者登録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利用者登録確認画面表示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user?action=signup&amp;mode=confirm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entry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ignup, mode=confirm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8] &amp; [.D8] &amp; [.F8]" office:value-type="string" office:string-value="Feat-213" calcext:value-type="string">
            <text:p>Feat-2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利用者登録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利用者登録処理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user?action=signup&amp;mode=execute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top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ignup, mode=execute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9] &amp; [.D9] &amp; [.F9]" office:value-type="string" office:string-value="Feat-221" calcext:value-type="string">
            <text:p>Feat-2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検索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利用者検索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user?action=search&amp;mode=entry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top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search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earch, mode=entry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0] &amp; [.D10] &amp; [.F10]" office:value-type="string" office:string-value="Feat-222" calcext:value-type="string">
            <text:p>Feat-2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検索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利用者検索処理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user?action=search&amp;mode=list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search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earch, mode=list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1] &amp; [.D11] &amp; [.F11]" office:value-type="string" office:string-value="Feat-223" calcext:value-type="string">
            <text:p>Feat-2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検索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利用者詳細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user?action=search&amp;mode=detail&amp;id=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detail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earch, mode=detail, id=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2] &amp; [.D12] &amp; [.F12]" office:value-type="string" office:string-value="Feat-231" calcext:value-type="string">
            <text:p>Feat-2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利用者更新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利用者更新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user?action=update&amp;mode=entry&amp;id=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detail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update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update, mode=entry, id=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3] &amp; [.D13] &amp; [.F13]" office:value-type="string" office:string-value="Feat-232" calcext:value-type="string">
            <text:p>Feat-2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利用者更新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利用者更新確認画面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user?action=update&amp;mode=confirm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update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update, mode=confirm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4] &amp; [.D14] &amp; [.F14]" office:value-type="string" office:string-value="Feat-233" calcext:value-type="string">
            <text:p>Feat-2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利用者更新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利用者更新処理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user?action=update&amp;mode=execute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update, mode=execute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5] &amp; [.D15] &amp; [.F15]" office:value-type="string" office:string-value="Feat-241" calcext:value-type="string">
            <text:p>Feat-2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利用者削除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利用者削除確認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user?action=delete&amp;mode=confirm&amp;id=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detail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delete, mode=confirm, id=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6] &amp; [.D16] &amp; [.F16]" office:value-type="string" office:string-value="Feat-242" calcext:value-type="string">
            <text:p>Feat-2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利用者管理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利用者削除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利用者削除処理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user?action=delete&amp;mode=execute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user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user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delete, mode=execute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7] &amp; [.D17] &amp; [.F17]" office:value-type="string" office:string-value="Feat-311" calcext:value-type="string">
            <text:p>Feat-3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資料登録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資料登録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material?action=regist&amp;mode=entry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top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entry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regist, mode=entry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8] &amp; [.D18] &amp; [.F18]" office:value-type="string" office:string-value="Feat-312" calcext:value-type="string">
            <text:p>Feat-3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資料登録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資料登録確認画面表示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material?action=regist&amp;mode=confirm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entry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regist, mode=confirm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19] &amp; [.D19] &amp; [.F19]" office:value-type="string" office:string-value="Feat-313" calcext:value-type="string">
            <text:p>Feat-3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資料登録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資料登録処理</text:p>
          </table:table-cell>
          <table:covered-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material?action=regist&amp;mode=execute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top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regist, mode=execute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0] &amp; [.D20] &amp; [.F20]" office:value-type="string" office:string-value="Feat-321" calcext:value-type="string">
            <text:p>Feat-3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資料検索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資料検索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material?action=search&amp;mode=entry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top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search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earch, mode=entry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1] &amp; [.D21] &amp; [.F21]" office:value-type="string" office:string-value="Feat-322" calcext:value-type="string">
            <text:p>Feat-3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資料検索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資料検索処理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material?action=search&amp;mode=list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search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earch, mode=list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2] &amp; [.D22] &amp; [.F22]" office:value-type="string" office:string-value="Feat-323" calcext:value-type="string">
            <text:p>Feat-3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資料検索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資料詳細画面表示</text:p>
          </table:table-cell>
          <table:covered-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material?action=search&amp;mode=detail&amp;id=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detail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search, mode=detil, id=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3] &amp; [.D23] &amp; [.F23]" office:value-type="string" office:string-value="Feat-331" calcext:value-type="string">
            <text:p>Feat-3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更新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資料更新画面表示</text:p>
          </table:table-cell>
          <table:table-cell/>
          <table:table-cell table:style-name="ce12" office:value-type="string" calcext:value-type="string">
            <text:p>GET</text:p>
          </table:table-cell>
          <table:table-cell table:style-name="ce12" office:value-type="string" calcext:value-type="string" table:number-columns-spanned="6" table:number-rows-spanned="1">
            <text:p>/dispatcher/material?action=update&amp;mode=entry&amp;id=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detail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update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update, mode=entry, id=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4] &amp; [.D24] &amp; [.F24]" office:value-type="string" office:string-value="Feat-332" calcext:value-type="string">
            <text:p>Feat-3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更新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資料更新確認画面表示</text:p>
          </table:table-cell>
          <table: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material/action=update&amp;mode=confirm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update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update, mode=confirm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5] &amp; [.D25] &amp; [.F25]" office:value-type="string" office:string-value="Feat-333" calcext:value-type="string">
            <text:p>Feat-3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更新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資料更新処理</text:p>
          </table:table-cell>
          <table: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material?action=update&amp;mode=execute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update, mode=execute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6] &amp; [.D26] &amp; [.F26]" office:value-type="string" office:string-value="Feat-341" calcext:value-type="string">
            <text:p>Feat-3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資料削除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資料削除確認画面</text:p>
          </table:table-cell>
          <table: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material?action=delete&amp;mode=confirm&amp;id=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delete, mode=confirm, id=</text:p>
          </table:table-cell>
          <table:covered-table-cell table:number-columns-repeated="3"/>
          <table:table-cell table:number-columns-repeated="16357"/>
        </table:table-row>
        <table:table-row table:style-name="ro1">
          <table:table-cell table:formula="of:=&quot;Feat-&quot; &amp; [.B27] &amp; [.D27] &amp; [.F27]" office:value-type="string" office:string-value="Feat-342" calcext:value-type="string">
            <text:p>Feat-3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資料管理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資料削除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資料削除処理</text:p>
          </table:table-cell>
          <table:table-cell/>
          <table:table-cell table:style-name="ce12" office:value-type="string" calcext:value-type="string">
            <text:p>POST</text:p>
          </table:table-cell>
          <table:table-cell table:style-name="ce12" office:value-type="string" calcext:value-type="string" table:number-columns-spanned="6" table:number-rows-spanned="1">
            <text:p>/dispatcher/material?action=delete&amp;mode=execute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/pages/material/confirm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/pages/material/list.jsp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action=delete, mode=execute</text:p>
          </table:table-cell>
          <table:covered-table-cell table:number-columns-repeated="3"/>
          <table:table-cell table:number-columns-repeated="16357"/>
        </table:table-row>
        <table:table-row table:style-name="ro1" table:number-rows-repeated="1048532">
          <table:table-cell table:number-columns-repeated="16384"/>
        </table:table-row>
        <table:table-row table:style-name="ro2" table:number-rows-repeated="1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B3:Sheet1.E27">
            <calcext:condition calcext:apply-style-name="無題1" calcext:value="=[.B2]" calcext:base-cell-address="Sheet1.B3"/>
          </calcext:conditional-format>
        </calcext:conditional-formats>
      </table:table>
      <table:named-expressions/>
      <table:database-ranges>
        <table:database-range table:name="__Anonymous_Sheet_DB__0" table:target-range-address="Sheet1.K11:Sheet1.K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ext-properties fo:color="#ffffff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00/00/00</text:date>, <text:time style:data-style-name="N2" text:time-value="23:14:11.4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4:27:44.936000000</meta:creation-date>
    <dc:date>2024-12-18T23:16:26.473000000</dc:date>
    <meta:editing-duration>PT34M18S</meta:editing-duration>
    <meta:editing-cycles>2</meta:editing-cycles>
    <meta:generator>LibreOffice/24.8.3.2$Windows_X86_64 LibreOffice_project/48a6bac9e7e268aeb4c3483fcf825c94556d9f92</meta:generator>
    <meta:document-statistic meta:table-count="1" meta:cell-count="309" meta:object-count="0"/>
  </office:meta>
</office:document-meta>
</file>